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P5" style:family="paragraph" style:parent-style-name="Standard">
      <style:paragraph-properties fo:line-height="115%" fo:break-before="auto" fo:break-after="auto" style:writing-mode="lr-tb"/>
      <style:text-properties style:font-name="Times New Roman"/>
    </style:style>
    <style:style style:name="P6" style:family="paragraph" style:parent-style-name="Standard">
      <style:paragraph-properties fo:line-height="115%" fo:text-align="center" style:justify-single-word="false" fo:break-before="auto" fo:break-after="auto" style:writing-mode="lr-tb"/>
      <style:text-properties style:font-name="Times New Roman"/>
    </style:style>
    <style:style style:name="P7" style:family="paragraph" style:parent-style-name="Standard">
      <style:paragraph-properties fo:line-height="115%" fo:text-align="justify" style:justify-single-word="false" fo:break-before="auto" fo:break-after="auto" style:writing-mode="lr-tb"/>
      <style:text-properties style:font-name="Times New Roman"/>
    </style:style>
    <style:style style:name="P8" style:family="paragraph" style:parent-style-name="Standard">
      <style:paragraph-properties fo:line-height="115%" fo:break-before="auto" fo:break-after="auto" style:writing-mode="lr-tb"/>
      <style:text-properties style:font-name="Times New Roman" style:font-name-asian="Helvetica Neue" style:font-name-complex="Helvetica Neue"/>
    </style:style>
    <style:style style:name="P9" style:family="paragraph" style:parent-style-name="Standard">
      <style:paragraph-properties fo:line-height="115%" fo:text-align="center" style:justify-single-word="false" fo:break-before="auto" fo:break-after="auto" style:writing-mode="lr-tb"/>
      <style:text-properties style:font-name="Times New Roman" style:font-name-asian="Helvetica Neue" style:font-name-complex="Helvetica Neue"/>
    </style:style>
    <style:style style:name="P10" style:family="paragraph" style:parent-style-name="Standard">
      <style:paragraph-properties fo:line-height="115%" fo:text-align="justify" style:justify-single-word="false" fo:break-before="auto" fo:break-after="auto" style:writing-mode="lr-tb"/>
      <style:text-properties style:font-name="Times New Roman" style:font-name-asian="Helvetica Neue" style:font-name-complex="Helvetica Neue"/>
    </style:style>
    <style:style style:name="P11" style:family="paragraph" style:parent-style-name="Standard">
      <style:paragraph-properties fo:line-height="115%" fo:text-align="start" style:justify-single-word="false" fo:break-before="auto" fo:break-after="auto" style:writing-mode="lr-tb"/>
      <style:text-properties style:font-name="Times New Roman" fo:font-size="16pt" fo:font-weight="bold" style:font-name-asian="Helvetica Neue" style:font-size-asian="16pt" style:font-weight-asian="bold" style:font-name-complex="Helvetica Neue" style:font-size-complex="16pt" style:font-weight-complex="bold"/>
    </style:style>
    <style:style style:name="P12" style:family="paragraph" style:parent-style-name="Standard">
      <style:paragraph-properties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13" style:family="paragraph" style:parent-style-name="Standard">
      <style:paragraph-properties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14" style:family="paragraph" style:parent-style-name="Standard">
      <style:paragraph-properties fo:line-height="115%"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5"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6" style:family="paragraph" style:parent-style-name="Standard">
      <style:paragraph-properties fo:line-height="123%" fo:text-align="center" style:justify-single-word="false" fo:break-before="auto" fo:break-after="auto" style:writing-mode="lr-tb"/>
      <style:text-properties style:font-name="Times New Roman" fo:font-size="14pt" officeooo:rsid="0010f3d9" officeooo:paragraph-rsid="0010f3d9" style:font-name-asian="Helvetica Neue" style:font-size-asian="14pt" style:font-name-complex="Helvetica Neue" style:font-size-complex="14pt"/>
    </style:style>
    <style:style style:name="P17" style:family="paragraph" style:parent-style-name="Standard">
      <style:paragraph-properties fo:line-height="123%" fo:text-align="center" style:justify-single-word="false" fo:break-before="auto" fo:break-after="auto" fo:padding="0cm" fo:border-left="none" fo:border-right="none" fo:border-top="none" fo:border-bottom="1.5pt solid #808080" style:writing-mode="lr-tb"/>
      <style:text-properties style:font-name="Times New Roman" style:font-name-asian="Helvetica Neue" style:font-name-complex="Helvetica Neue"/>
    </style:style>
    <style:style style:name="P18" style:family="paragraph" style:parent-style-name="Standard">
      <style:paragraph-properties fo:line-height="115%" style:writing-mode="lr-tb"/>
      <style:text-properties style:font-name="Times New Roman" fo:font-size="12pt" style:font-name-asian="Helvetica Neue" style:font-size-asian="12pt" style:font-name-complex="Helvetica Neue" style:font-size-complex="12pt"/>
    </style:style>
    <style:style style:name="P19" style:family="paragraph" style:parent-style-name="Standard">
      <style:paragraph-properties fo:line-height="115%" fo:text-align="justify" style:justify-single-word="false" style:writing-mode="lr-tb"/>
      <style:text-properties style:font-name="Times New Roman" fo:font-size="12pt" officeooo:rsid="000cfedb" officeooo:paragraph-rsid="000cfedb" style:font-name-asian="Helvetica Neue" style:font-size-asian="12pt" style:font-name-complex="Helvetica Neue" style:font-size-complex="12pt"/>
    </style:style>
    <style:style style:name="P20" style:family="paragraph" style:parent-style-name="Standard">
      <style:paragraph-properties fo:line-height="115%" style:writing-mode="lr-tb"/>
      <style:text-properties style:font-name="Times New Roman" style:font-name-asian="Helvetica Neue" style:font-name-complex="Helvetica Neue"/>
    </style:style>
    <style:style style:name="P21" style:family="paragraph" style:parent-style-name="Standard">
      <style:paragraph-properties fo:line-height="115%" fo:text-align="justify" style:justify-single-word="false" style:writing-mode="lr-tb"/>
      <style:text-properties style:font-name="Times New Roman" style:font-name-asian="Helvetica Neue" style:font-name-complex="Helvetica Neue"/>
    </style:style>
    <style:style style:name="P22" style:family="paragraph" style:parent-style-name="Standard">
      <style:paragraph-properties fo:line-height="115%" fo:text-align="justify" style:justify-single-word="false" style:writing-mode="lr-tb"/>
      <style:text-properties style:font-name="Times New Roman" officeooo:rsid="000cfedb" officeooo:paragraph-rsid="000cfedb"/>
    </style:style>
    <style:style style:name="P23"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ext-properties style:font-name="Times New Roman"/>
    </style:style>
    <style:style style:name="P24" style:family="paragraph" style:parent-style-name="Standard" style:master-page-name="Standard">
      <style:paragraph-properties fo:line-height="115%" fo:text-align="center" style:justify-single-word="false" style:page-number="auto" fo:break-before="auto" fo:break-after="auto" style:writing-mode="lr-tb"/>
    </style:style>
    <style:style style:name="P25" style:family="paragraph" style:parent-style-name="Standard" style:master-page-name="Standard">
      <style:paragraph-properties fo:line-height="115%" fo:text-align="center" style:justify-single-word="false" style:page-number="auto" fo:break-before="auto" fo:break-after="auto" style:writing-mode="lr-tb"/>
      <style:text-properties style:font-name="Times New Roman"/>
    </style:style>
    <style:style style:name="P26"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7"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8"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29" style:family="paragraph" style:parent-style-name="Standard" style:list-style-name="LS5">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0" style:family="paragraph" style:parent-style-name="Standard" style:list-style-name="LS6">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1"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32"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3"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4"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35"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style:style>
    <style:style style:name="T1" style:family="text">
      <style:text-properties fo:color="#2e74b5" fo:font-size="16pt" style:font-name-asian="Helvetica Neue" style:font-size-asian="16pt" style:font-name-complex="Helvetica Neue" style:font-size-complex="16pt"/>
    </style:style>
    <style:style style:name="T2" style:family="text">
      <style:text-properties fo:color="#333333" fo:font-size="12pt" style:font-name-asian="Helvetica Neue" style:font-size-asian="12pt" style:font-name-complex="Helvetica Neue" style:font-size-complex="12pt"/>
    </style:style>
    <style:style style:name="T3"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4"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officeooo:rsid="000a9d23"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5" style:family="text">
      <style:text-properties fo:font-size="28pt" style:font-name-asian="Helvetica Neue" style:font-size-asian="28pt" style:font-name-complex="Helvetica Neue" style:font-size-complex="28pt"/>
    </style:style>
    <style:style style:name="T6" style:family="text">
      <style:text-properties fo:font-weight="bold" style:font-name-asian="Helvetica Neue" style:font-weight-asian="bold" style:font-name-complex="Helvetica Neue" style:font-weight-complex="bold"/>
    </style:style>
    <style:style style:name="T7" style:family="text">
      <style:text-properties style:font-name-asian="Helvetica Neue" style:font-name-complex="Helvetica Neue"/>
    </style:style>
    <style:style style:name="T8" style:family="text">
      <style:text-properties fo:font-size="16pt" fo:font-weight="bold" style:font-name-asian="Helvetica Neue" style:font-size-asian="16pt" style:font-weight-asian="bold" style:font-name-complex="Helvetica Neue" style:font-size-complex="16pt" style:font-weight-complex="bold"/>
    </style:style>
    <style:style style:name="T9" style:family="text">
      <style:text-properties fo:font-size="16pt" style:font-name-asian="Helvetica Neue" style:font-size-asian="16pt" style:font-name-complex="Helvetica Neue" style:font-size-complex="16pt"/>
    </style:style>
    <style:style style:name="T10" style:family="text">
      <style:text-properties fo:font-size="12pt" style:font-name-asian="Helvetica Neue" style:font-size-asian="12pt" style:font-name-complex="Helvetica Neue" style:font-size-complex="12pt"/>
    </style:style>
    <style:style style:name="T11" style:family="text">
      <style:text-properties fo:font-size="12pt" officeooo:rsid="000a9d23" style:font-name-asian="Helvetica Neue" style:font-size-asian="12pt" style:font-name-complex="Helvetica Neue" style:font-size-complex="12pt"/>
    </style:style>
    <style:style style:name="T12" style:family="text">
      <style:text-properties fo:font-size="12pt" officeooo:rsid="000b8837" style:font-name-asian="Helvetica Neue" style:font-size-asian="12pt" style:font-name-complex="Helvetica Neue" style:font-size-complex="12pt"/>
    </style:style>
    <style:style style:name="T13" style:family="text">
      <style:text-properties fo:font-size="12pt" officeooo:rsid="000cfedb" style:font-name-asian="Helvetica Neue" style:font-size-asian="12pt" style:font-name-complex="Helvetica Neue" style:font-size-complex="12pt"/>
    </style:style>
    <style:style style:name="T14" style:family="text">
      <style:text-properties fo:font-size="12pt" officeooo:rsid="000dfc34" style:font-name-asian="Helvetica Neue" style:font-size-asian="12pt" style:font-name-complex="Helvetica Neue" style:font-size-complex="12pt"/>
    </style:style>
    <style:style style:name="T15" style:family="text">
      <style:text-properties fo:font-size="12pt" officeooo:rsid="000f4109" style:font-name-asian="Helvetica Neue" style:font-size-asian="12pt" style:font-name-complex="Helvetica Neue" style:font-size-complex="12pt"/>
    </style:style>
    <style:style style:name="T16" style:family="text">
      <style:text-properties fo:font-size="12pt" officeooo:rsid="0012859d" style:font-name-asian="Helvetica Neue" style:font-size-asian="12pt" style:font-name-complex="Helvetica Neue" style:font-size-complex="12pt"/>
    </style:style>
    <style:style style:name="T17" style:family="text">
      <style:text-properties fo:font-size="12pt" officeooo:rsid="0013d6ac" style:font-name-asian="Helvetica Neue" style:font-size-asian="12pt" style:font-name-complex="Helvetica Neue" style:font-size-complex="12pt"/>
    </style:style>
    <style:style style:name="T18" style:family="text">
      <style:text-properties fo:font-size="12pt" fo:font-weight="bold" style:font-name-asian="Helvetica Neue" style:font-size-asian="12pt" style:font-weight-asian="bold" style:font-name-complex="Helvetica Neue" style:font-size-complex="12pt" style:font-weight-complex="bold"/>
    </style:style>
    <style:style style:name="T19" style:family="text">
      <style:text-properties fo:font-size="12pt" fo:font-weight="bold" officeooo:rsid="000a9d23" style:font-name-asian="Helvetica Neue" style:font-size-asian="12pt" style:font-weight-asian="bold" style:font-name-complex="Helvetica Neue" style:font-size-complex="12pt" style:font-weight-complex="bold"/>
    </style:style>
    <style:style style:name="T20" style:family="text">
      <style:text-properties fo:font-size="12pt" fo:font-weight="bold" officeooo:rsid="000cfedb" style:font-name-asian="Helvetica Neue" style:font-size-asian="12pt" style:font-weight-asian="bold" style:font-name-complex="Helvetica Neue" style:font-size-complex="12pt" style:font-weight-complex="bold"/>
    </style:style>
    <style:style style:name="T21" style:family="text">
      <style:text-properties fo:font-size="12pt" fo:font-style="italic" style:font-name-asian="Helvetica Neue" style:font-size-asian="12pt" style:font-style-asian="italic" style:font-name-complex="Helvetica Neue" style:font-size-complex="12pt" style:font-style-complex="italic"/>
    </style:style>
    <style:style style:name="T22" style:family="text">
      <style:text-properties style:font-name="Times New Roman" fo:font-size="12pt" style:font-name-asian="Helvetica Neue" style:font-size-asian="12pt" style:font-name-complex="Helvetica Neue" style:font-size-complex="12pt"/>
    </style:style>
    <style:style style:name="T23" style:family="text">
      <style:text-properties officeooo:rsid="0011f6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5">Rushabh Padalia </text:span><text:span text:style-name="T1"><text:s/></text:span></text:p>
      <text:p text:style-name="P6"><text:span text:style-name="T6">Mobile</text:span><text:span text:style-name="T7">: +61 452403830 </text:span></text:p>
      <text:p text:style-name="P6"><text:span text:style-name="T6">Email</text:span><text:span text:style-name="T7">: padalia.rushabh@gmail.com <text:s text:c="3"/></text:span><text:span text:style-name="T6">Web</text:span><text:span text:style-name="T7">: http://rushabh.padalia.net </text:span></text:p>
      <text:p text:style-name="P17"><text:s/></text:p>
      <text:p text:style-name="P9"/>
      <text:p text:style-name="P8"><text:s/></text:p>
      <text:p text:style-name="P16">Self-Motivated, Team Player, Qualified and Ambitious software developer with a passion for developing innovative <text:span text:style-name="T23">software solutions</text:span></text:p>
      <text:p text:style-name="P9"><text:s/></text:p>
      <text:p text:style-name="P6"><text:span text:style-name="T8">Competencies</text:span><text:span text:style-name="T9"> </text:span></text:p>
      <text:list xml:id="list9051408950355638088" text:style-name="LS1">
        <text:list-item>
          <text:p text:style-name="P26">Up to date with latest software technologies </text:p>
        </text:list-item>
        <text:list-item>
          <text:p text:style-name="P26">Have special interest and expertise in Linux and other open source technologies </text:p>
        </text:list-item>
        <text:list-item>
          <text:p text:style-name="P26">Detail oriented with strong programming skills </text:p>
        </text:list-item>
        <text:list-item>
          <text:p text:style-name="P26">Works diligently on complex, big, tedious assignments </text:p>
        </text:list-item>
        <text:list-item>
          <text:p text:style-name="P26">Practical ability to gather and use data effectively </text:p>
        </text:list-item>
        <text:list-item>
          <text:p text:style-name="P32"><text:span text:style-name="T10">Excellent interpersonal communication, time management, and problem resolution skills</text:span><text:span text:style-name="T7"> </text:span></text:p>
        </text:list-item>
      </text:list>
      <text:p text:style-name="P10"/>
      <text:p text:style-name="P6"><text:span text:style-name="T8">Professional Skills</text:span><text:span text:style-name="T9"> </text:span></text:p>
      <text:list xml:id="list3617205568865998473" text:style-name="LS2">
        <text:list-item>
          <text:p text:style-name="P33"><text:span text:style-name="T18">Programming Languages: </text:span><text:span text:style-name="T10">Java, Python, JavaScript, C#, PHP </text:span></text:p>
        </text:list-item>
        <text:list-item>
          <text:p text:style-name="P33"><text:span text:style-name="T18">Technologies/Frameworks: </text:span><text:span text:style-name="T10">GTK/Glade, </text:span><text:span text:style-name="T16">Django, </text:span><text:span text:style-name="T10">Node.js, .NET Framework, Android, JQuery, Bootstrap CSS Framework </text:span></text:p>
        </text:list-item>
        <text:list-item>
          <text:p text:style-name="P33"><text:span text:style-name="T18">Operating Systems: </text:span><text:span text:style-name="T10">Linux (Fedora, openSUSE and Debian based distros), Windows 8/7/XP </text:span></text:p>
        </text:list-item>
        <text:list-item>
          <text:p text:style-name="P33"><text:span text:style-name="T18">Database Technologies: </text:span><text:span text:style-name="T10">MySQL, SQL Server, SQLite, Postgresql, MongoDB </text:span></text:p>
        </text:list-item>
        <text:list-item>
          <text:p text:style-name="P33"><text:span text:style-name="T18">Software Packages: </text:span><text:span text:style-name="T10">LibreOffice suite, Microsoft Office, Cloud based office suite(Google docs , Office 365), Git distributed version control system, Mercurial distributed version control system, Eclipse</text:span></text:p>
        </text:list-item>
      </text:list>
      <text:p text:style-name="P11"/>
      <text:p text:style-name="P6"><text:span text:style-name="T8">Professional Experience</text:span><text:span text:style-name="T9"> </text:span></text:p>
      <text:p text:style-name="P7"><text:span text:style-name="T18">Larsen and Toubro </text:span><text:span text:style-name="T10">– Undergone 4 months of vocational training on “</text:span><text:span text:style-name="T21">Software Development and Implementation of Safety Field Audit ” </text:span><text:span text:style-name="T10">at L&amp;T-Modular Fabrication Facility (MFF), during the period of Jan-May 2012. </text:span></text:p>
      <text:p text:style-name="P13">Developed web based application for Engineers to input and manage safety violations by staff during work in fabrication yards. The software also generates graphs and reports using SQL Server Reporting Service (SSRS) which are used in company official records and safety presentations. </text:p>
      <text:p text:style-name="P10"><text:s/></text:p>
      <text:p text:style-name="P8"/>
      <text:p text:style-name="P20"/>
      <text:p text:style-name="P20"/>
      <text:p text:style-name="P20"><text:soft-page-break/></text:p>
      <text:p text:style-name="P6"><text:span text:style-name="T8">Freelancing Projects</text:span><text:span text:style-name="T9"> </text:span></text:p>
      <text:p text:style-name="P23"><text:span text:style-name="T19">ERP System for SCRIM PRODUCTS PVT. LTD.</text:span><text:span text:style-name="T18"> - </text:span><text:span text:style-name="T10">A </text:span><text:span text:style-name="T11">web based ERP system for SCRIM Products. The system is build to automate the internal business processes of the company. The system is build in Django framework and is hosted on Heroku. The system is currently in beta stage and is u</text:span><text:span text:style-name="T12">s</text:span><text:span text:style-name="T11">ed by the company.</text:span></text:p>
      <text:p text:style-name="P2"><text:span text:style-name="T22">Web Link : </text:span><text:a xlink:type="simple" xlink:href="http://an-cee.com/" text:style-name="Internet_20_link" text:visited-style-name="Visited_20_Internet_20_Link"><text:span text:style-name="T3">http</text:span></text:a><text:a xlink:type="simple" xlink:href="http://an-cee.com/" text:style-name="Internet_20_link" text:visited-style-name="Visited_20_Internet_20_Link"><text:span text:style-name="T3">://</text:span></text:a><text:a xlink:type="simple" xlink:href="http://an-cee.com/" text:style-name="Internet_20_link" text:visited-style-name="Visited_20_Internet_20_Link"><text:span text:style-name="T4">h</text:span></text:a><text:span text:style-name="T4">eroku.screenall.com</text:span></text:p>
      <text:p text:style-name="P4"/>
      <text:p text:style-name="P7"><text:span text:style-name="T18">Website for The Royal Taj (Restaurant) -</text:span><text:span text:style-name="T10"> <text:s/>A website for The Royal Taj, which includes an asynchronous menu management system. The menu information is stored in json file.</text:span></text:p>
      <text:p text:style-name="P13">Bootstrap CSS framework, JQuery JavaScript library and HTML was used for frontend and PHP was used as backend service side language.</text:p>
      <text:p text:style-name="P2"><text:span text:style-name="T22">Web Link: </text:span><text:a xlink:type="simple" xlink:href="http://www.theroyaltaj.com/index.php" text:style-name="Internet_20_link" text:visited-style-name="Visited_20_Internet_20_Link">http</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www</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theroyaltaj</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com</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index</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php</text:a></text:p>
      <text:p text:style-name="P13"/>
      <text:p text:style-name="P7"><text:span text:style-name="T18">Website for Hamilton Star Cabs(Taxi Service) -</text:span><text:span text:style-name="T10"> A website for the taxi service, <text:s/>which includes booking for taxi. The driver receives email and text message about the booking information.</text:span></text:p>
      <text:p text:style-name="P13">Bootstrap CSS framework, JQuery JavaScript library and HTML was used for frontend and PHP was used as backend service side language.</text:p>
      <text:p text:style-name="P2"><text:span text:style-name="T22">Web Link: </text:span><text:a xlink:type="simple" xlink:href="http://www.hamiltonstarcabs.com/" text:style-name="Internet_20_link" text:visited-style-name="Visited_20_Internet_20_Link">http</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www</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hamiltonstarcabs</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com</text:a><text:a xlink:type="simple" xlink:href="http://www.hamiltonstarcabs.com/" text:style-name="Internet_20_link" text:visited-style-name="Visited_20_Internet_20_Link">/</text:a></text:p>
      <text:p text:style-name="P13"/>
      <text:p text:style-name="P6"><text:span text:style-name="T8">Pet Projects</text:span><text:span text:style-name="T9"> </text:span></text:p>
      <text:p text:style-name="P7"><text:span text:style-name="T20">EasyMail</text:span><text:span text:style-name="T18"> </text:span><text:span text:style-name="T10">– </text:span><text:span text:style-name="T13">A small light weight mail extension for the nautilus file manager. The program is written in python using GTK+ 3 framework in Ubuntu operating system. The application uses gnome keyring to store the user</text:span><text:span text:style-name="T14">'</text:span><text:span text:style-name="T13">s email details secure. The application is currently under development.</text:span></text:p>
      <text:p text:style-name="P22"><text:span text:style-name="T10">GitLab Link: </text:span><text:a xlink:type="simple" xlink:href="https://gitlab.com/PadaliaRushabh/EasyMail" text:style-name="Internet_20_link" text:visited-style-name="Visited_20_Internet_20_Link"><text:span text:style-name="T10">https://gitlab.com/PadaliaRushabh/EasyMail</text:span></text:a></text:p>
      <text:p text:style-name="P19"/>
      <text:p text:style-name="P13"><text:s/></text:p>
      <text:p text:style-name="P7"><text:span text:style-name="T18">Control Over Web (Home Automation and Control System) - </text:span><text:span text:style-name="T10">Temperature sensors, Intrusion detection sensors and fire alarm are connected to web relay. With this software package you get notifications on your Android device when intrusion or fire alarm gets activated. Current temperature can also be viewed on your android device. Software package is divided into three parts. </text:span></text:p>
      <text:list xml:id="list5080850422926005642" text:style-name="LS3">
        <text:list-item>
          <text:p text:style-name="P27">Android application <text:s/></text:p>
        </text:list-item>
        <text:list-item>
          <text:p text:style-name="P27">Google cloud messaging server which is responsible for notification and <text:s/></text:p>
        </text:list-item>
        <text:list-item>
          <text:p text:style-name="P27">Web scripts which gets data from web relay. </text:p>
        </text:list-item>
      </text:list>
      <text:p text:style-name="P2"><text:span text:style-name="T22">GitHub Repository Link: </text:span><text:a xlink:type="simple" xlink:href="https://github.com/PadaliaRushabh/control-over-web" text:style-name="Internet_20_link" text:visited-style-name="Visited_20_Internet_20_Link">https</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github</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m</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PadaliaRushabh</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ntrol</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over</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web</text:a><text:span text:style-name="T22"> </text:span></text:p>
      <text:p text:style-name="P8"><text:s/></text:p>
      <text:p text:style-name="P8"/>
      <text:p text:style-name="P20"/>
      <text:p text:style-name="P20"/>
      <text:p text:style-name="P20"/>
      <text:p text:style-name="P20"><text:soft-page-break/></text:p>
      <text:p text:style-name="P20"/>
      <text:p text:style-name="P20"/>
      <text:p text:style-name="P6"><text:span text:style-name="T8">University Projects</text:span><text:span text:style-name="T9"> </text:span></text:p>
      <text:p text:style-name="P7"><text:span text:style-name="T18">Zoo Management System </text:span><text:span text:style-name="T10">– The goal of zoo management project is create a tool for zoo administrators to store and manage information about the zoo on a computerized database system. The System is divided into two parts: the desktop application to view information and the web admin UI to manage information. </text:span></text:p>
      <text:p text:style-name="P2"><text:span text:style-name="T22">GitHub Repository Link: </text:span><text:a xlink:type="simple" xlink:href="https://github.com/PadaliaRushabh/zoo" text:style-name="Internet_20_link" text:visited-style-name="Visited_20_Internet_20_Link">https</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github</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com</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PadaliaRushabh</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zoo</text:a><text:span text:style-name="T22"> </text:span></text:p>
      <text:p text:style-name="P15"/>
      <text:p text:style-name="P7"><text:span text:style-name="T18">Singapore Partners</text:span><text:span text:style-name="T10"> <text:s/>- Website to promote Singapore tourism industry. PHP is used as <text:s/>backend server side language <text:s/>and bootstrap CSS framework, HTML is used for front hand. </text:span></text:p>
      <text:p text:style-name="P3"><text:span text:style-name="T22">GitHub Repository <text:s/>Link: </text:span><text:a xlink:type="simple" xlink:href="https://github.com/PadaliaRushabh/SIngaporePartners" text:style-name="Internet_20_link" text:visited-style-name="Visited_20_Internet_20_Link">https</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github</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com</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PadaliaRushabh</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SIngaporePartners</text:a><text:span text:style-name="T22"> </text:span></text:p>
      <text:p text:style-name="P15"/>
      <text:p text:style-name="P7"><text:span text:style-name="T18">TweetX </text:span><text:span text:style-name="T10">- TweetX is a data mining project to collect information from twitter and cluster them using K-mean data mining algorithm. Ruby script is used to collect data from twitter. The script collects user specific data like Age of Twitter</text:span><text:span text:style-name="T2"> </text:span><text:span text:style-name="T10">Account, Number of Followers, Number of Friends, <text:s/>Number of Tweets, Number of Favorited Tweets, Listed Count, Last Tweets. All the data gathered are in public domain. K-mean algorithm is written in python language which is used to cluster the data. <text:s/></text:span></text:p>
      <text:p text:style-name="P2"><text:span text:style-name="T22">GitHub Repository Link: </text:span><text:a xlink:type="simple" xlink:href="https://github.com/PadaliaRushabh/tweetx" text:style-name="Internet_20_link" text:visited-style-name="Visited_20_Internet_20_Link">https</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github</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com</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PadaliaRushabh</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tweetx</text:a><text:span text:style-name="T22"> </text:span></text:p>
      <text:p text:style-name="P12"><text:s/></text:p>
      <text:p text:style-name="P7"><text:span text:style-name="T18">Guess my Number </text:span><text:span text:style-name="T10">- Guess my name is an Android App for small children, it is an educational game which uses virtual cards that display collections of numbers. The numbers are chosen such that when they are arranged carefully on the cards , the child is able to play a game of “guess the secret number”. When a child wins a game , the child’s name, current date , and the game score are saved to a high-scores table. </text:span></text:p>
      <text:p text:style-name="P2"><text:span text:style-name="T22">GitHub Repository <text:s/>Link: </text:span><text:a xlink:type="simple" xlink:href="https://github.com/PadaliaRushabh/Guess-My-Number" text:style-name="Internet_20_link" text:visited-style-name="Visited_20_Internet_20_Link">http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ithub</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com</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PadaliaRushabh</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ues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My</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Number</text:a><text:span text:style-name="T22"> </text:span></text:p>
      <text:p text:style-name="P12"><text:s/></text:p>
      <text:p text:style-name="P18"/>
      <text:p text:style-name="P8"/>
      <text:p text:style-name="P6"><text:span text:style-name="T8">Educational Qualification</text:span><text:span text:style-name="T9"> </text:span></text:p>
      <text:p text:style-name="P5"><text:span text:style-name="T18">Masters of Computing (Australian National University - Canberra, Australia)</text:span><text:span text:style-name="T10"> </text:span></text:p>
      <text:list xml:id="list3583055496314727278" text:style-name="LS4">
        <text:list-item>
          <text:p text:style-name="P28">Masters of Computing at Australian National University </text:p>
        </text:list-item>
        <text:list-item>
          <text:p text:style-name="P28">Majoring in Software Engineering </text:p>
        </text:list-item>
        <text:list-item>
          <text:p text:style-name="P28">Started in July 2014 </text:p>
        </text:list-item>
        <text:list-item>
          <text:p text:style-name="P34"><text:span text:style-name="T10">Currently in Semester – </text:span><text:span text:style-name="T17">4</text:span><text:span text:style-name="T11"> </text:span></text:p>
        </text:list-item>
        <text:list-item>
          <text:p text:style-name="P28">Ranked 25th in the world by QS World University Ranking (2014) and 45th in the world by Times Higher Education World Ranking (2014)</text:p>
        </text:list-item>
      </text:list>
      <text:p text:style-name="P10"/>
      <text:p text:style-name="P21"/>
      <text:p text:style-name="P21"/>
      <text:p text:style-name="P21"><text:soft-page-break/></text:p>
      <text:p text:style-name="P5"><text:span text:style-name="T18">Bachelor in Information Technology (James Cook University - Singapore)</text:span><text:span text:style-name="T10"> </text:span></text:p>
      <text:list xml:id="list8799916248261419503" text:style-name="LS5">
        <text:list-item>
          <text:p text:style-name="P29">Bachelor in Information Technology at James Cook University - Singapore </text:p>
        </text:list-item>
        <text:list-item>
          <text:p text:style-name="P29">Secured 5.56/7 <text:s/>GPA </text:p>
        </text:list-item>
        <text:list-item>
          <text:p text:style-name="P29">Graduated in March 2014 </text:p>
        </text:list-item>
        <text:list-item>
          <text:p text:style-name="P29">Secured advance standing in 8 subjects and scholarship in two subjects </text:p>
        </text:list-item>
        <text:list-item>
          <text:p text:style-name="P29">Course Outline: <text:s/>Operating Systems architecture, Advanced Programming, Web Development and Internet Technologies, Mobile Technology (Android), Data Mining, Algorithms, Human Computer Interaction</text:p>
        </text:list-item>
      </text:list>
      <text:p text:style-name="P14"/>
      <text:p text:style-name="P5"><text:span text:style-name="T18">Diploma in Information Technology (Nirma University - Gujarat, India)</text:span><text:span text:style-name="T10"> </text:span></text:p>
      <text:list xml:id="list4178465956597105109" text:style-name="LS6">
        <text:list-item>
          <text:p text:style-name="P30">Diploma in Information Technology at Nirma Institute of Technology – India </text:p>
        </text:list-item>
        <text:list-item>
          <text:p text:style-name="P30">Four Years Diploma Program (Aug-2008 to June 2012) </text:p>
        </text:list-item>
        <text:list-item>
          <text:p text:style-name="P30">Secured First Class with Distinction </text:p>
        </text:list-item>
        <text:list-item>
          <text:p text:style-name="P30">Nirma University is one of the top ranking universities in India </text:p>
        </text:list-item>
        <text:list-item>
          <text:p text:style-name="P30">Course Outline: Operating Systems architecture, Advanced Programming, Programming (C, C++, Java, C#, PHP, JavaScript, HTML), Database (Oracle Database), Information System Managements, E-Commerce fundamentals </text:p>
        </text:list-item>
      </text:list>
      <text:p text:style-name="P12"/>
      <text:p text:style-name="P12"/>
      <text:p text:style-name="P6"><text:span text:style-name="T8">Personal Details</text:span><text:span text:style-name="T9"> </text:span></text:p>
      <text:list xml:id="list963106148816709222" text:style-name="LS7">
        <text:list-item>
          <text:p text:style-name="P31">Date of Birth: November 6, 1991 </text:p>
        </text:list-item>
        <text:list-item>
          <text:p text:style-name="P31">Languages Known: English, Hindi, Gujarati </text:p>
        </text:list-item>
        <text:list-item>
          <text:p text:style-name="P35"><text:span text:style-name="T10">Address: UniLodge @ ANU - Davey Lodge, Room No: </text:span><text:span text:style-name="T15">1133</text:span><text:span text:style-name="T10">, 25 Childers Street, Canberra ACT 2601, Australia</text:span></text:p>
        </text:list-item>
        <text:list-item>
          <text:p text:style-name="P31">Nationality: Indian </text:p>
        </text:list-item>
        <text:list-item>
          <text:p text:style-name="P31">Hobbies: Hacking Open Source Software and Technologies, Android Programming and Technologies, Development of Automation tools using Linu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line-height="115%"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11</meta:editing-cycles>
    <dc:date>2016-02-29T16:47:00.885406438</dc:date>
    <meta:editing-duration>PT1H31M35S</meta:editing-duration>
    <meta:document-statistic meta:table-count="0" meta:image-count="0" meta:object-count="0" meta:page-count="4" meta:paragraph-count="80" meta:word-count="1023" meta:character-count="7085" meta:non-whitespace-character-count="6083"/>
  </office:meta>
</office:document-meta>
</file>